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horndale AMT" svg:font-family="'Thorndale AMT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text-properties fo:color="#0000ff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left="0cm" fo:margin-right="0cm" fo:text-indent="0cm" style:auto-text-indent="false"/>
    </style:style>
    <style:style style:name="P4" style:family="paragraph" style:parent-style-name="Standard">
      <style:text-properties fo:color="#0000ff"/>
    </style:style>
    <style:style style:name="P5" style:family="paragraph" style:parent-style-name="Standard">
      <style:paragraph-properties fo:margin-left="1.251cm" fo:margin-right="0cm" fo:text-indent="0cm" style:auto-text-indent="false" style:writing-mode="lr-tb"/>
      <style:text-properties style:font-name="Times New Roman" fo:font-size="12pt" style:font-size-asian="12pt" style:font-size-complex="12pt"/>
    </style:style>
    <style:style style:name="P6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 style:writing-mode="lr-tb"/>
      <style:text-properties fo:font-size="11pt" style:font-size-asian="11pt" style:font-size-complex="11pt"/>
    </style:style>
    <style:style style:name="P8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0cm" fo:margin-right="0cm" fo:text-indent="0cm" style:auto-text-indent="false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color="#0000ff"/>
    </style:style>
    <style:style style:name="P11" style:family="paragraph" style:parent-style-name="Standard">
      <style:text-properties fo:color="#0000ff"/>
    </style:style>
    <style:style style:name="P12" style:family="paragraph" style:parent-style-name="Standard">
      <style:text-properties fo:color="#0000ff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2pt" style:font-size-asian="12pt" style:font-size-complex="12pt"/>
    </style:style>
    <style:style style:name="P15" style:family="paragraph" style:parent-style-name="Standard">
      <style:paragraph-properties fo:margin-left="0cm" fo:margin-right="0cm" fo:text-indent="0cm" style:auto-text-indent="false"/>
    </style:style>
    <style:style style:name="P16" style:family="paragraph" style:parent-style-name="Standard">
      <style:paragraph-properties fo:margin-left="1.251cm" fo:margin-right="0cm" fo:text-indent="0cm" style:auto-text-indent="false" style:writing-mode="lr-tb"/>
      <style:text-properties fo:font-size="11pt" fo:font-weight="bold" style:font-size-asian="11pt" style:font-size-complex="11pt" style:font-weight-complex="bold"/>
    </style:style>
    <style:style style:name="P17" style:family="paragraph" style:parent-style-name="Standard">
      <style:paragraph-properties fo:margin-left="1.251cm" fo:margin-right="0cm" fo:text-indent="0cm" style:auto-text-indent="false" style:writing-mode="lr-tb"/>
      <style:text-properties style:font-name="Times New Roman" fo:font-size="12pt" style:font-size-asian="12pt" style:font-size-complex="12pt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style:use-window-font-color="true" style:font-name="Times New Roman" fo:font-size="12pt" fo:font-weight="normal" style:font-name-asian="Courier" style:font-size-asian="12pt" style:font-weight-asian="normal" style:font-name-complex="Courier" style:font-size-complex="12pt" style:font-weight-complex="normal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style:font-name="Times New Roman" fo:font-size="12pt" style:font-size-asian="12pt" style:font-size-complex="12pt"/>
    </style:style>
    <style:style style:name="P20" style:family="paragraph" style:parent-style-name="Standard">
      <style:paragraph-properties fo:margin-left="2.501cm" fo:margin-right="0cm" fo:text-indent="0cm" style:auto-text-indent="false" style:writing-mode="lr-tb"/>
      <style:text-properties fo:font-size="11pt" style:font-size-asian="11pt" style:font-size-complex="11pt"/>
    </style:style>
    <style:style style:name="P21" style:family="paragraph" style:parent-style-name="Standard">
      <style:paragraph-properties fo:margin-left="2.501cm" fo:margin-right="0cm" fo:text-indent="0cm" style:auto-text-indent="false" style:writing-mode="lr-tb"/>
      <style:text-properties fo:font-size="11pt" fo:font-weight="bold" style:font-size-asian="11pt" style:font-size-complex="11pt"/>
    </style:style>
    <style:style style:name="P22" style:family="paragraph" style:parent-style-name="Standard">
      <style:paragraph-properties fo:margin-left="2.501cm" fo:margin-right="0cm" fo:text-indent="0cm" style:auto-text-indent="false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margin-left="2.501cm" fo:margin-right="0cm" fo:text-indent="0cm" style:auto-text-indent="false" style:writing-mode="lr-tb"/>
      <style:text-properties fo:color="#000000" fo:font-size="11pt" style:font-size-asian="11pt" style:font-size-complex="11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0pt" style:font-size-asian="10pt" style:font-size-complex="10pt"/>
    </style:style>
  </office:automatic-styles>
  <office:body>
    <office:text text:use-soft-page-breaks="true">
      <text:tracked-changes>
        <text:changed-region text:id="ct150701816">
          <text:deletion>
            <office:change-info>
              <dc:creator>Hector </dc:creator>
              <dc:date>2010-01-25T20:56:00</dc:date>
            </office:change-info>
            <text:p text:style-name="P1">Especificación formal de los aspectos sintácticos del lenguaje. </text:p>
            <text:p text:style-name="P2"/>
          </text:deletion>
        </text:changed-region>
        <text:changed-region text:id="ct150699032">
          <text:deletion>
            <office:change-info>
              <dc:creator>Hector </dc:creator>
              <dc:date>2010-01-25T20:56:00</dc:date>
            </office:change-info>
            <text:p text:style-name="P3"><text:span text:style-name="T1"><text:s/></text:span></text:p>
          </text:deletion>
        </text:changed-region>
        <text:changed-region text:id="ct148955056">
          <text:format-change>
            <office:change-info>
              <dc:creator>Hector </dc:creator>
              <dc:date>2010-01-25T20:56:00</dc:date>
            </office:change-info>
          </text:format-change>
        </text:changed-region>
        <text:changed-region text:id="ct149116256">
          <text:format-change>
            <office:change-info>
              <dc:creator>Hector </dc:creator>
              <dc:date>2010-01-25T20:56:00</dc:date>
            </office:change-info>
          </text:format-change>
        </text:changed-region>
        <text:changed-region text:id="ct149630328">
          <text:deletion>
            <office:change-info>
              <dc:creator>Hector </dc:creator>
              <dc:date>2010-01-25T20:55:00</dc:date>
            </office:change-info>
            <text:p text:style-name="P4">Formalización de la sintaxis del lenguaje utilizando una gramática incontextual. Dicha gramática debe representar de manera natural las prioridades y la asociatividad de los operadores.</text:p>
          </text:deletion>
        </text:changed-region>
        <text:changed-region text:id="ct150318144">
          <text:deletion>
            <office:change-info>
              <dc:creator>Hector </dc:creator>
              <dc:date>2010-01-25T20:56:00</dc:date>
            </office:change-info>
            <text:p text:style-name="P4"/>
            <text:p text:style-name="P4"/>
          </text:deletion>
        </text:changed-region>
        <text:changed-region text:id="ct150141624">
          <text:format-change>
            <office:change-info>
              <dc:creator>Hector </dc:creator>
              <dc:date>2010-01-25T20:56:00</dc:date>
            </office:change-info>
          </text:format-change>
        </text:changed-region>
        <text:changed-region text:id="ct150922680">
          <text:insertion>
            <office:change-info>
              <dc:creator>Hector </dc:creator>
              <dc:date>2010-01-25T20:57:00</dc:date>
            </office:change-info>
          </text:insertion>
        </text:changed-region>
        <text:changed-region text:id="ct150924080">
          <text:format-change>
            <office:change-info>
              <dc:creator>Hector </dc:creator>
              <dc:date>2010-01-25T20:56:00</dc:date>
            </office:change-info>
          </text:format-change>
        </text:changed-region>
        <text:changed-region text:id="ct142537192">
          <text:insertion>
            <office:change-info>
              <dc:creator>Hector </dc:creator>
              <dc:date>2010-01-23T16:22:00</dc:date>
            </office:change-info>
          </text:insertion>
        </text:changed-region>
        <text:changed-region text:id="ct142537744">
          <text:deletion>
            <office:change-info>
              <dc:creator>Hector </dc:creator>
              <dc:date>2010-01-23T16:22:00</dc:date>
            </office:change-info>
            <text:p text:style-name="P5"><text:span text:style-name="T2">t</text:span></text:p>
          </text:deletion>
        </text:changed-region>
        <text:changed-region text:id="ct149789224">
          <text:format-change>
            <office:change-info>
              <dc:creator>Hector </dc:creator>
              <dc:date>2010-01-25T20:56:00</dc:date>
            </office:change-info>
          </text:format-change>
        </text:changed-region>
        <text:changed-region text:id="ct142538160">
          <text:insertion>
            <office:change-info>
              <dc:creator>Hector </dc:creator>
              <dc:date>2010-01-23T16:22:00</dc:date>
            </office:change-info>
          </text:insertion>
        </text:changed-region>
        <text:changed-region text:id="ct142535288">
          <text:format-change>
            <office:change-info>
              <dc:creator>Hector </dc:creator>
              <dc:date>2010-01-23T16:22:00</dc:date>
            </office:change-info>
          </text:format-change>
        </text:changed-region>
        <text:changed-region text:id="ct150316328">
          <text:format-change>
            <office:change-info>
              <dc:creator>Hector </dc:creator>
              <dc:date>2010-01-25T20:56:00</dc:date>
            </office:change-info>
          </text:format-change>
        </text:changed-region>
        <text:changed-region text:id="ct150838616">
          <text:insertion>
            <office:change-info>
              <dc:creator>Hector </dc:creator>
              <dc:date>2010-01-25T20:57:00</dc:date>
            </office:change-info>
          </text:insertion>
        </text:changed-region>
        <text:changed-region text:id="ct150838784">
          <text:format-change>
            <office:change-info>
              <dc:creator>Hector </dc:creator>
              <dc:date>2010-01-25T20:56:00</dc:date>
            </office:change-info>
          </text:format-change>
        </text:changed-region>
        <text:changed-region text:id="ct150940296">
          <text:deletion>
            <office:change-info>
              <dc:creator>Hector </dc:creator>
              <dc:date>2010-01-25T20:58:00</dc:date>
            </office:change-info>
            <text:p text:style-name="P5"/>
            <text:p text:style-name="P6"/>
          </text:deletion>
        </text:changed-region>
        <text:changed-region text:id="ct150835728">
          <text:insertion>
            <office:change-info>
              <dc:creator>Hector </dc:creator>
              <dc:date>2010-01-25T20:57:00</dc:date>
            </office:change-info>
          </text:insertion>
        </text:changed-region>
        <text:changed-region text:id="ct150839264">
          <text:format-change>
            <office:change-info>
              <dc:creator>Hector </dc:creator>
              <dc:date>2010-01-25T20:56:00</dc:date>
            </office:change-info>
          </text:format-change>
        </text:changed-region>
        <text:changed-region text:id="ct150912872">
          <text:insertion>
            <office:change-info>
              <dc:creator>Hector </dc:creator>
              <dc:date>2010-01-25T20:57:00</dc:date>
            </office:change-info>
          </text:insertion>
        </text:changed-region>
        <text:changed-region text:id="ct150748184">
          <text:format-change>
            <office:change-info>
              <dc:creator>Hector </dc:creator>
              <dc:date>2010-01-25T20:56:00</dc:date>
            </office:change-info>
          </text:format-change>
        </text:changed-region>
        <text:changed-region text:id="ct150736848">
          <text:deletion>
            <office:change-info>
              <dc:creator>Hector </dc:creator>
              <dc:date>2010-01-25T20:57:00</dc:date>
            </office:change-info>
            <text:p text:style-name="P5">v</text:p>
          </text:deletion>
        </text:changed-region>
        <text:changed-region text:id="ct150851056">
          <text:insertion>
            <office:change-info>
              <dc:creator>Hector </dc:creator>
              <dc:date>2010-01-25T20:57:00</dc:date>
            </office:change-info>
          </text:insertion>
        </text:changed-region>
        <text:changed-region text:id="ct150797808">
          <text:format-change>
            <office:change-info>
              <dc:creator>Hector </dc:creator>
              <dc:date>2010-01-25T20:56:00</dc:date>
            </office:change-info>
          </text:format-change>
        </text:changed-region>
        <text:changed-region text:id="ct150930408">
          <text:insertion>
            <office:change-info>
              <dc:creator>Hector </dc:creator>
              <dc:date>2010-01-25T20:57:00</dc:date>
            </office:change-info>
          </text:insertion>
        </text:changed-region>
        <text:changed-region text:id="ct150929616">
          <text:format-change>
            <office:change-info>
              <dc:creator>Hector </dc:creator>
              <dc:date>2010-01-25T20:56:00</dc:date>
            </office:change-info>
          </text:format-change>
        </text:changed-region>
        <text:changed-region text:id="ct150917656">
          <text:insertion>
            <office:change-info>
              <dc:creator>Hector </dc:creator>
              <dc:date>2010-01-25T20:57:00</dc:date>
            </office:change-info>
          </text:insertion>
        </text:changed-region>
        <text:changed-region text:id="ct150747984">
          <text:format-change>
            <office:change-info>
              <dc:creator>Hector </dc:creator>
              <dc:date>2010-01-25T20:56:00</dc:date>
            </office:change-info>
          </text:format-change>
        </text:changed-region>
        <text:changed-region text:id="ct150932576">
          <text:insertion>
            <office:change-info>
              <dc:creator>Hector </dc:creator>
              <dc:date>2010-01-25T20:57:00</dc:date>
            </office:change-info>
          </text:insertion>
        </text:changed-region>
        <text:changed-region text:id="ct150836728">
          <text:format-change>
            <office:change-info>
              <dc:creator>Hector </dc:creator>
              <dc:date>2010-01-25T20:56:00</dc:date>
            </office:change-info>
          </text:format-change>
        </text:changed-region>
        <text:changed-region text:id="ct150836112">
          <text:insertion>
            <office:change-info>
              <dc:creator>Hector </dc:creator>
              <dc:date>2010-01-25T20:57:00</dc:date>
            </office:change-info>
          </text:insertion>
        </text:changed-region>
        <text:changed-region text:id="ct150837640">
          <text:format-change>
            <office:change-info>
              <dc:creator>Hector </dc:creator>
              <dc:date>2010-01-25T20:56:00</dc:date>
            </office:change-info>
          </text:format-change>
        </text:changed-region>
        <text:changed-region text:id="ct150931032">
          <text:insertion>
            <office:change-info>
              <dc:creator>Hector </dc:creator>
              <dc:date>2010-01-25T20:57:00</dc:date>
            </office:change-info>
          </text:insertion>
        </text:changed-region>
        <text:changed-region text:id="ct150926160">
          <text:format-change>
            <office:change-info>
              <dc:creator>Hector </dc:creator>
              <dc:date>2010-01-25T20:56:00</dc:date>
            </office:change-info>
          </text:format-change>
        </text:changed-region>
        <text:changed-region text:id="ct150924576">
          <text:insertion>
            <office:change-info>
              <dc:creator>Hector </dc:creator>
              <dc:date>2010-01-25T20:57:00</dc:date>
            </office:change-info>
          </text:insertion>
        </text:changed-region>
        <text:changed-region text:id="ct150934328">
          <text:format-change>
            <office:change-info>
              <dc:creator>Hector </dc:creator>
              <dc:date>2010-01-25T20:56:00</dc:date>
            </office:change-info>
          </text:format-change>
        </text:changed-region>
        <text:changed-region text:id="ct142541824">
          <text:insertion>
            <office:change-info>
              <dc:creator>Hector </dc:creator>
              <dc:date>2010-01-23T16:21:00</dc:date>
            </office:change-info>
          </text:insertion>
        </text:changed-region>
        <text:changed-region text:id="ct142542464">
          <text:deletion>
            <office:change-info>
              <dc:creator>Hector </dc:creator>
              <dc:date>2010-01-23T16:21:00</dc:date>
            </office:change-info>
            <text:p text:style-name="P5"><text:span text:style-name="T2">Boo</text:span></text:p>
          </text:deletion>
        </text:changed-region>
        <text:changed-region text:id="ct150830016">
          <text:format-change>
            <office:change-info>
              <dc:creator>Hector </dc:creator>
              <dc:date>2010-01-25T20:57:00</dc:date>
            </office:change-info>
          </text:format-change>
        </text:changed-region>
        <text:changed-region text:id="ct150932480">
          <text:insertion>
            <office:change-info>
              <dc:creator>Hector </dc:creator>
              <dc:date>2010-01-25T20:57:00</dc:date>
            </office:change-info>
          </text:insertion>
        </text:changed-region>
        <text:changed-region text:id="ct150933944">
          <text:format-change>
            <office:change-info>
              <dc:creator>Hector </dc:creator>
              <dc:date>2010-01-25T20:57:00</dc:date>
            </office:change-info>
          </text:format-change>
        </text:changed-region>
        <text:changed-region text:id="ct150940192">
          <text:insertion>
            <office:change-info>
              <dc:creator>Hector </dc:creator>
              <dc:date>2010-01-25T20:58:00</dc:date>
            </office:change-info>
          </text:insertion>
        </text:changed-region>
        <text:changed-region text:id="ct150837736">
          <text:format-change>
            <office:change-info>
              <dc:creator>Hector </dc:creator>
              <dc:date>2010-01-25T20:57:00</dc:date>
            </office:change-info>
          </text:format-change>
        </text:changed-region>
        <text:changed-region text:id="ct150929856">
          <text:insertion>
            <office:change-info>
              <dc:creator>Hector </dc:creator>
              <dc:date>2010-01-25T20:58:00</dc:date>
            </office:change-info>
          </text:insertion>
        </text:changed-region>
        <text:changed-region text:id="ct150940744">
          <text:format-change>
            <office:change-info>
              <dc:creator>Hector </dc:creator>
              <dc:date>2010-01-25T20:57:00</dc:date>
            </office:change-info>
          </text:format-change>
        </text:changed-region>
        <text:changed-region text:id="ct150834912">
          <text:insertion>
            <office:change-info>
              <dc:creator>Hector </dc:creator>
              <dc:date>2010-01-25T20:58:00</dc:date>
            </office:change-info>
          </text:insertion>
        </text:changed-region>
        <text:changed-region text:id="ct150941592">
          <text:format-change>
            <office:change-info>
              <dc:creator>Hector </dc:creator>
              <dc:date>2010-01-25T20:57:00</dc:date>
            </office:change-info>
          </text:format-change>
        </text:changed-region>
        <text:changed-region text:id="ct150923120">
          <text:insertion>
            <office:change-info>
              <dc:creator>Hector </dc:creator>
              <dc:date>2010-01-25T20:58:00</dc:date>
            </office:change-info>
          </text:insertion>
        </text:changed-region>
        <text:changed-region text:id="ct150838440">
          <text:format-change>
            <office:change-info>
              <dc:creator>Hector </dc:creator>
              <dc:date>2010-01-25T20:57:00</dc:date>
            </office:change-info>
          </text:format-change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2. Definición sintáctica del lenguaje </text:p>
      <text:p text:style-name="P2"><text:change text:change-id="ct150701816"/></text:p>
      <text:p text:style-name="P3"><text:span text:style-name="T3">2.1. Descripción de los operadores</text:span><text:change text:change-id="ct150699032"/></text:p>
      <text:p text:style-name="P10"/>
      <text:p text:style-name="P7">Los operadores del lenguaje son los siguientes. Todos asocian a derechas, excepto los de nivel 3:</text:p>
      <text:p text:style-name="P20"><text:change-start text:change-id="ct148955056"/><text:span text:style-name="T1">Operador</text:span><text:change-end text:change-id="ct148955056"/><text:tab/><text:change-start text:change-id="ct149116256"/><text:span text:style-name="T1">Aridad:</text:span><text:change-end text:change-id="ct149116256"/></text:p>
      <text:p text:style-name="P16">Nivel 0 – menor prioridad</text:p>
      <text:p text:style-name="P20">&lt;<text:tab/>2</text:p>
      <text:p text:style-name="P20">&gt;<text:tab/>2</text:p>
      <text:p text:style-name="P20">&lt;=<text:tab/>2</text:p>
      <text:p text:style-name="P20">&gt;=<text:tab/>2</text:p>
      <text:p text:style-name="P20">=<text:tab/>2</text:p>
      <text:p text:style-name="P20">=/=<text:tab/>2</text:p>
      <text:p text:style-name="P16">Nivel 1</text:p>
      <text:p text:style-name="P20">+<text:tab/>2</text:p>
      <text:p text:style-name="P20">-<text:tab/>2</text:p>
      <text:p text:style-name="P20">or <text:tab/>2</text:p>
      <text:p text:style-name="P16">Nivel 2</text:p>
      <text:p text:style-name="P20">*<text:tab/>2</text:p>
      <text:p text:style-name="P20">/<text:tab/>2</text:p>
      <text:p text:style-name="P20">%<text:tab/>2</text:p>
      <text:p text:style-name="P20">and <text:tab/>2</text:p>
      <text:p text:style-name="P16">Nivel 3</text:p>
      <text:p text:style-name="P22">&gt;&gt;<text:tab/>2</text:p>
      <text:p text:style-name="P22">&lt;&lt;<text:tab/>2</text:p>
      <text:p text:style-name="P21">Nivel 4 – mayor prioridad</text:p>
      <text:p text:style-name="P20">not<text:tab/>1</text:p>
      <text:p text:style-name="P20">-<text:tab/>1</text:p>
      <text:p text:style-name="P20">(float)<text:tab/>1</text:p>
      <text:p text:style-name="P20">(int)<text:tab/>1</text:p>
      <text:p text:style-name="P20">(nat)<text:tab/>1</text:p>
      <text:p text:style-name="P20">(char)<text:tab/>1</text:p>
      <text:p text:style-name="P23">| |<text:tab/>1</text:p>
      <text:p text:style-name="P2"/>
      <text:p text:style-name="Standard"><text:span text:style-name="T3">2.2. Formalización de la sintaxis</text:span><text:span text:style-name="T6"> </text:span></text:p>
      <text:p text:style-name="P4"><text:change text:change-id="ct149630328"/><text:change text:change-id="ct150318144"/></text:p>
      <text:p text:style-name="P5"><text:change-start text:change-id="ct150141624"/>Programa → Declaraciones &amp; Instrucciones</text:p>
      <text:p text:style-name="P5"><text:change-end text:change-id="ct150141624"/><text:change-start text:change-id="ct150922680"/></text:p>
      <text:p text:style-name="P5"><text:change-end text:change-id="ct150922680"/><text:change-start text:change-id="ct150924080"/>Declaraciones → Declaración ; Declaraciones</text:p>
      <text:p text:style-name="P5">Declaraciones → Declaración</text:p>
      <text:p text:style-name="P5">Declaración → id : <text:change-end text:change-id="ct150924080"/><text:change-start text:change-id="ct142537192"/>T<text:change-end text:change-id="ct142537192"/><text:change text:change-id="ct142537744"/><text:change-start text:change-id="ct149789224"/>ipo<text:change-end text:change-id="ct149789224"/><text:change-start text:change-id="ct142538160"/></text:p>
      <text:p text:style-name="P18"/>
      <text:p text:style-name="P18"><text:change-start text:change-id="ct142535288"/>Tipo → Boolean</text:p>
      <text:p text:style-name="P18">Tipo → character</text:p>
      <text:p text:style-name="P18">Tipo → Float</text:p>
      <text:p text:style-name="P18">Tipo → Natural<text:change-end text:change-id="ct142538160"/><text:change-end text:change-id="ct142535288"/><text:change-start text:change-id="ct150316328"/></text:p>
      <text:p text:style-name="P5"><text:change-end text:change-id="ct150316328"/><text:change-start text:change-id="ct150838616"/></text:p>
      <text:p text:style-name="P5"><text:change-end text:change-id="ct150838616"/><text:change-start text:change-id="ct150838784"/>Instrucciones → Instrucción ; Instrucciones</text:p>
      <text:p text:style-name="P5">Instrucciones → Instrucción<text:change-end text:change-id="ct150838784"/><text:change text:change-id="ct150940296"/><text:change-start text:change-id="ct150835728"/></text:p>
      <text:p text:style-name="P5"><text:change-end text:change-id="ct150835728"/><text:change-start text:change-id="ct150839264"/>Instrucción → InsLectura</text:p>
      <text:p text:style-name="P5">Instrucción → InsEscritura</text:p>
      <text:p text:style-name="P5">Instrucción → InsAsignación</text:p>
      <text:p text:style-name="P5"><text:change-end text:change-id="ct150839264"/><text:change-start text:change-id="ct150912872"/></text:p>
      <text:p text:style-name="P5"><text:change-end text:change-id="ct150912872"/><text:change-start text:change-id="ct150748184"/>InsLectura → <text:s/>in(<text:change-end text:change-id="ct150748184"/><text:change text:change-id="ct150736848"/><text:change-start text:change-id="ct150851056"/>id<text:change-end text:change-id="ct150851056"/><text:change-start text:change-id="ct150797808"/>)</text:p>
      <text:p text:style-name="P5"><text:soft-page-break/>InsEscritura → out(Expresion)</text:p>
      <text:p text:style-name="P5">InsAsignación → id := Expresión</text:p>
      <text:p text:style-name="P5"><text:change-end text:change-id="ct150797808"/><text:change-start text:change-id="ct150930408"/></text:p>
      <text:p text:style-name="P5"><text:change-end text:change-id="ct150930408"/><text:change-start text:change-id="ct150929616"/>Expresión → ExpresiónNiv1 OpNiv0 ExpresiónNiv1 </text:p>
      <text:p text:style-name="P5">Expresión → ExpresiónNiv1</text:p>
      <text:p text:style-name="P5"><text:change-end text:change-id="ct150929616"/><text:change-start text:change-id="ct150917656"/></text:p>
      <text:p text:style-name="P5"><text:change-end text:change-id="ct150917656"/><text:change-start text:change-id="ct150747984"/>ExpresiónNiv1 → ExpresiónNiv1 OpNiv1 ExpresiónNiv2</text:p>
      <text:p text:style-name="P5">ExpresiónNiv1 → ExpresiónNiv2</text:p>
      <text:p text:style-name="P5"><text:change-end text:change-id="ct150747984"/><text:change-start text:change-id="ct150932576"/></text:p>
      <text:p text:style-name="P5"><text:change-end text:change-id="ct150932576"/><text:change-start text:change-id="ct150836728"/>ExpresiónNiv2 → ExpresiónNiv2 OpNiv2 ExpresiónNiv3</text:p>
      <text:p text:style-name="P5">ExpresiónNiv2 → ExpresiónNiv3</text:p>
      <text:p text:style-name="P5"><text:change-end text:change-id="ct150836728"/><text:change-start text:change-id="ct150836112"/></text:p>
      <text:p text:style-name="P5"><text:change-end text:change-id="ct150836112"/><text:change-start text:change-id="ct150837640"/>ExpresiónNiv3 → ExpresionNiv4 OpNiv3 ExpresiónNiv3</text:p>
      <text:p text:style-name="P5">ExpresiónNiv3 → ExpresiónNiv4</text:p>
      <text:p text:style-name="P5"><text:change-end text:change-id="ct150837640"/><text:change-start text:change-id="ct150931032"/></text:p>
      <text:p text:style-name="P5"><text:change-end text:change-id="ct150931032"/><text:change-start text:change-id="ct150926160"/>ExpresiónNiv4 → OpNiv4 ExpresiónNiv4</text:p>
      <text:p text:style-name="P5">ExpresiónNiv4 → | Expresión |</text:p>
      <text:p text:style-name="P5">ExpresiónNiv4 → ( Expresión )</text:p>
      <text:p text:style-name="P5">ExpresiónNiv4 → Literal</text:p>
      <text:p text:style-name="P5"><text:change-end text:change-id="ct150926160"/><text:change-start text:change-id="ct150924576"/></text:p>
      <text:p text:style-name="P5"><text:change-end text:change-id="ct150924576"/><text:change-start text:change-id="ct150934328"/>Literal → id</text:p>
      <text:p text:style-name="P5">Literal → litNat</text:p>
      <text:p text:style-name="P5">Literal → litFlo</text:p>
      <text:p text:style-name="P5">Literal → lit<text:change-end text:change-id="ct150934328"/><text:change-start text:change-id="ct142541824"/>True</text:p>
      <text:p text:style-name="P5">Litera → litFalse<text:change-end text:change-id="ct142541824"/><text:change text:change-id="ct142542464"/><text:change-start text:change-id="ct150830016"/></text:p>
      <text:p text:style-name="P5">Literal → litCha</text:p>
      <text:p text:style-name="P5"><text:change-end text:change-id="ct150830016"/><text:change-start text:change-id="ct150932480"/></text:p>
      <text:p text:style-name="P5"><text:change-end text:change-id="ct150932480"/><text:change-start text:change-id="ct150933944"/>OpNiv0 → &lt;</text:p>
      <text:p text:style-name="P5">OpNiv0 → &gt;<text:tab/></text:p>
      <text:p text:style-name="P5">OpNiv0 → &lt;=<text:tab/></text:p>
      <text:p text:style-name="P5">OpNiv0 → &gt;=</text:p>
      <text:p text:style-name="P5">OpNiv0 → =</text:p>
      <text:p text:style-name="P5">OpNiv0 → =/=</text:p>
      <text:p text:style-name="P5"><text:change-end text:change-id="ct150933944"/><text:change-start text:change-id="ct150940192"/></text:p>
      <text:p text:style-name="P5"><text:change-end text:change-id="ct150940192"/><text:change-start text:change-id="ct150837736"/>OpNiv1 → +</text:p>
      <text:p text:style-name="P5">OpNiv1 → -</text:p>
      <text:p text:style-name="P5">OpNiv1 → or</text:p>
      <text:p text:style-name="P5"><text:change-end text:change-id="ct150837736"/><text:change-start text:change-id="ct150929856"/></text:p>
      <text:p text:style-name="P5"><text:change-end text:change-id="ct150929856"/><text:change-start text:change-id="ct150940744"/>OpNiv2 → *</text:p>
      <text:p text:style-name="P5">OpNiv2 → /</text:p>
      <text:p text:style-name="P5">OpNiv2 → %</text:p>
      <text:p text:style-name="P5">OpNiv2 → and</text:p>
      <text:p text:style-name="P19"><text:change-end text:change-id="ct150940744"/><text:change-start text:change-id="ct150834912"/></text:p>
      <text:p text:style-name="P19"><text:change-end text:change-id="ct150834912"/><text:change-start text:change-id="ct150941592"/>OpNiv3 → &gt;&gt;</text:p>
      <text:p text:style-name="P19">OpNiv3 → &lt;&lt;</text:p>
      <text:p text:style-name="P19"><text:change-end text:change-id="ct150941592"/><text:change-start text:change-id="ct150923120"/></text:p>
      <text:p text:style-name="P19"><text:change-end text:change-id="ct150923120"/><text:change-start text:change-id="ct150838440"/>OpNiv4 → not</text:p>
      <text:p text:style-name="P19">OpNiv4 → -</text:p>
      <text:p text:style-name="P19">OpNiv4 → (float)</text:p>
      <text:p text:style-name="P19">OpNiv4 → (int)</text:p>
      <text:p text:style-name="P19">OpNiv4 → (nat)</text:p>
      <text:p text:style-name="P5">OpNiv4 → (char)<text:change-end text:change-id="ct15083844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horndale AMT" svg:font-family="'Thorndale AMT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es" fo:country="ES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horndale AMT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horndale AMT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orndale AMT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ector </meta:initial-creator>
    <meta:creation-date>2010-01-12T10:05:50</meta:creation-date>
    <dc:date>2010-01-25T20:58:26</dc:date>
    <dc:creator>Hector </dc:creator>
    <meta:editing-duration>PT00H39M11S</meta:editing-duration>
    <meta:editing-cycles>4</meta:editing-cycles>
    <meta:generator>OpenOffice.org/3.1$Linux OpenOffice.org_project/310m21$Build-9319</meta:generator>
    <meta:document-statistic meta:table-count="0" meta:image-count="0" meta:object-count="0" meta:page-count="2" meta:paragraph-count="93" meta:word-count="318" meta:character-count="1823"/>
  </office:meta>
</office:document-meta>
</file>